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line-height="138%" fo:text-indent="0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Courier New" fo:font-size="14pt" fo:font-style="normal" style:text-underline-style="none" fo:font-weight="bold" style:text-blinking="false" fo:background-color="transparent"/>
    </style:style>
    <style:style style:name="P2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0cm" style:auto-text-indent="false" fo:background-color="#ffffff" fo:padding="0cm" fo:border="none" style:writing-mode="lr-tb"/>
      <style:text-properties fo:font-weight="normal"/>
    </style:style>
    <style:style style:name="P3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0cm" style:auto-text-indent="false" fo:background-color="#ffffff" fo:padding="0cm" fo:border="none" style:writing-mode="lr-tb"/>
    </style:style>
    <style:style style:name="P4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000000" loext:opacity="100%" style:text-line-through-style="none" style:text-line-through-type="none" style:font-name="Courier New" fo:font-size="14pt" fo:font-style="normal" style:text-underline-style="none" fo:font-weight="bold" style:text-blinking="false" fo:background-color="transparent"/>
    </style:style>
    <style:style style:name="P5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0cm" style:auto-text-indent="false" fo:background-color="#ffffff" style:writing-mode="lr-tb"/>
      <style:text-properties fo:font-variant="normal" fo:text-transform="none" fo:color="#1f2328" loext:opacity="100%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loext:graphic-properties draw:fill="solid" draw:fill-color="#ffffff" draw:opacity="100%"/>
      <style:paragraph-properties fo:margin-left="0cm" fo:margin-right="0cm" fo:margin-top="0cm" fo:margin-bottom="0cm" style:contextual-spacing="false" fo:line-height="138%" fo:text-indent="0cm" style:auto-text-indent="false" fo:background-color="#ffffff" fo:padding="0cm" fo:border="none" style:writing-mode="lr-tb"/>
      <style:text-properties fo:font-variant="normal" fo:text-transform="none" fo:color="#1f2328" loext:opacity="100%" style:text-line-through-style="none" style:text-line-through-type="none" style:font-name="Arial2" fo:font-size="12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Courier New" fo:font-size="1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Courier New" fo:font-size="14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1155cc" loext:opacity="100%" style:text-line-through-style="none" style:text-line-through-type="none" style:font-name="Courier New" fo:font-size="14pt" fo:font-style="normal" style:text-underline-style="solid" style:text-underline-width="auto" style:text-underline-color="font-color" fo:font-weight="normal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0c726b3e-7fff-bc4d-cad1-9a3767c424c3"/>Word 100</text:p>
      <text:p text:style-name="P2"><text:span text:style-name="T1">Tema: </text:span><text:span text:style-name="T2">Aritmética </text:span></text:p>
      <text:p text:style-name="P3"><text:span text:style-name="T1">Link:</text:span><text:a xlink:type="simple" xlink:href="https://github.com/CloudSalander/kata-word-100" text:style-name="Internet_20_link" text:visited-style-name="Visited_20_Internet_20_Link"><text:span text:style-name="T3">https://github.com/CloudSalander/kata-word-100</text:span></text:a></text:p>
      <text:p text:style-name="P4">Enunciat</text:p>
      <text:p text:style-name="P5">Crea un programa que calculi els "punts" d'una paraula.</text:p>
      <text:list text:style-name="L1">
        <text:list-item>
          <text:p text:style-name="P6">Cada lletra té un valor assignat. Per exemple, en l'abecedari espanyol hi ha 27 lletres, la A val 1 i la Z 27.</text:p>
        </text:list-item>
        <text:list-item>
          <text:p text:style-name="P6">El programa ha de mostrar el valor dels punts de cada paraula introduïda.</text:p>
        </text:list-item>
        <text:list-item>
          <text:p text:style-name="P6">El programa finalitza si aconsegueixes introduir una paraula de 100 punts. Sinó, ha de continuar demanant paraule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Arial2" svg:font-family="Arial, sans-serif"/>
    <style:font-face style:name="Courier New" svg:font-family="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09:44:42.053000000</meta:creation-date>
    <dc:date>2025-03-26T09:44:46.906000000</dc:date>
    <meta:editing-duration>PT5S</meta:editing-duration>
    <meta:editing-cycles>1</meta:editing-cycles>
    <meta:document-statistic meta:table-count="0" meta:image-count="0" meta:object-count="0" meta:page-count="1" meta:paragraph-count="8" meta:word-count="71" meta:character-count="440" meta:non-whitespace-character-count="379"/>
    <meta:generator>LibreOffice/24.8.5.2$Windows_X86_64 LibreOffice_project/fddf2685c70b461e7832239a0162a77216259f22</meta:generator>
  </office:meta>
</office:document-meta>
</file>